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officeooo:paragraph-rsid="0000f262"/>
    </style:style>
    <style:style style:name="P2" style:family="paragraph" style:parent-style-name="Standard">
      <style:text-properties officeooo:rsid="0000f262" officeooo:paragraph-rsid="0000f262"/>
    </style:style>
    <style:style style:name="P3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cm" loext:border="none"/>
    </style:style>
    <style:style style:name="P4" style:family="paragraph" style:parent-style-name="Preformatted_20_Text">
      <style:text-properties fo:font-variant="normal" fo:text-transform="none" fo:color="#000000" loext:opacity="100%" style:font-name="Ubuntu Mono" fo:font-size="9.75pt" fo:letter-spacing="normal" fo:font-style="normal" fo:font-weight="normal" officeooo:paragraph-rsid="0000f262" loext:padding="0cm" loext:border="none"/>
    </style:style>
    <style:style style:name="P5" style:family="paragraph" style:parent-style-name="Standard">
      <style:text-properties officeooo:rsid="0000f262" officeooo:paragraph-rsid="0000f262"/>
    </style:style>
    <style:style style:name="P6" style:family="paragraph" style:parent-style-name="Standard">
      <style:text-properties officeooo:rsid="00013e51" officeooo:paragraph-rsid="00013e51"/>
    </style:style>
    <style:style style:name="T1" style:family="text">
      <style:text-properties officeooo:rsid="0000f2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hmin Jayson S6DS Roll No : 14</text:p>
      <text:p text:style-name="P1"># Program <text:span text:style-name="T1">4 : Factorial of max row sum</text:span></text:p>
      <text:p text:style-name="P2"># 22nd March 2023</text:p>
      <text:p text:style-name="P2"/>
      <text:p text:style-name="P2">df = read.table("./data.txt", sep=",", header = TRUE)</text:p>
      <text:p text:style-name="P2"/>
      <text:p text:style-name="P2">fact = function(x) {</text:p>
      <text:p text:style-name="P2"><text:s text:c="4"/>if (x &lt;= 1) {</text:p>
      <text:p text:style-name="P2"><text:s text:c="8"/>return(1)</text:p>
      <text:p text:style-name="P2"><text:s text:c="4"/>}</text:p>
      <text:p text:style-name="P2"/>
      <text:p text:style-name="P2"><text:s text:c="4"/>return (x * fact(x - 1))</text:p>
      <text:p text:style-name="P2">}</text:p>
      <text:p text:style-name="P2"/>
      <text:p text:style-name="P2">cat('The input dataframe is :')</text:p>
      <text:p text:style-name="P2">print(df)</text:p>
      <text:p text:style-name="P2"/>
      <text:p text:style-name="P2">df = sapply(df, as.numeric)</text:p>
      <text:p text:style-name="P2"/>
      <text:p text:style-name="P2">x = nrow(df)</text:p>
      <text:p text:style-name="P2">i = 0</text:p>
      <text:p text:style-name="P2">while (i &lt;= x) {</text:p>
      <text:p text:style-name="P2"><text:s text:c="2"/>j = i + 1</text:p>
      <text:p text:style-name="P2"><text:s text:c="2"/>while(j &lt;= x) {</text:p>
      <text:p text:style-name="P2"><text:s text:c="4"/>if (setequal(df[j, ], df[i, ])) {</text:p>
      <text:p text:style-name="P2"><text:s text:c="6"/>df = df[-j, ]</text:p>
      <text:p text:style-name="P2"><text:s text:c="6"/>x = x - 1</text:p>
      <text:p text:style-name="P2"><text:s text:c="4"/>}</text:p>
      <text:p text:style-name="P2"><text:s text:c="4"/>else {</text:p>
      <text:p text:style-name="P2"><text:s text:c="4"/>j = j + 1</text:p>
      <text:p text:style-name="P2"><text:s text:c="4"/>}</text:p>
      <text:p text:style-name="P2"><text:s text:c="2"/>}</text:p>
      <text:p text:style-name="P2"><text:s text:c="2"/>i = i + 1</text:p>
      <text:p text:style-name="P2">}</text:p>
      <text:p text:style-name="P2"/>
      <text:p text:style-name="P2">cat('The dataframe without duplicate rows is :')</text:p>
      <text:p text:style-name="P2">print(df)</text:p>
      <text:p text:style-name="P2"/>
      <text:p text:style-name="P2">rs = rowSums(df)</text:p>
      <text:p text:style-name="P2">maxrs = max(rs)</text:p>
      <text:p text:style-name="P2">cat('The max row sum is : ', maxrs)</text:p>
      <text:p text:style-name="P2">cat('\nThe factorial of max row sum is : ', fact(maxrs))</text:p>
      <text:p text:style-name="P2"/>
      <text:p text:style-name="P2"/>
      <text:p text:style-name="P2">#Output</text:p>
      <text:p text:style-name="P2"/>
      <text:p text:style-name="P2">data.txt</text:p>
      <text:p text:style-name="P2">'A','B','C','D'</text:p>
      <text:p text:style-name="P2">1,2,3,4</text:p>
      <text:p text:style-name="P2"><text:soft-page-break/>1,2,3,4</text:p>
      <text:p text:style-name="P2">4,2,1,7</text:p>
      <text:p text:style-name="P2">5,1,2,2</text:p>
      <text:p text:style-name="P6">5,1,2,2</text:p>
      <text:p text:style-name="P2"/>
      <text:p text:style-name="P1"/>
      <text:p text:style-name="P4"><text:bookmark text:name="rstudio_console_output"/>The input dataframe is : <text:s/>A B C D</text:p>
      <text:p text:style-name="P3">1 1 2 3 4</text:p>
      <text:p text:style-name="P3">2 1 2 3 4</text:p>
      <text:p text:style-name="P3">3 4 2 1 7</text:p>
      <text:p text:style-name="P3">4 5 1 2 2</text:p>
      <text:p text:style-name="P3">5 5 1 2 2</text:p>
      <text:p text:style-name="P3">The dataframe without duplicate rows is : <text:s text:c="4"/>A B C D</text:p>
      <text:p text:style-name="P3">[1,] 1 2 3 4</text:p>
      <text:p text:style-name="P3">[2,] 4 2 1 7</text:p>
      <text:p text:style-name="P3">[3,] 5 1 2 2</text:p>
      <text:p text:style-name="P3">The max row sum is : <text:s/>14</text:p>
      <text:p text:style-name="P3">The factorial of max row sum is : <text:s/>8717829120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1:04:50.503475737</meta:creation-date>
    <dc:date>2023-03-22T11:40:18.382693587</dc:date>
    <meta:editing-duration>PT2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223" meta:character-count="957" meta:non-whitespace-character-count="721"/>
  </office:meta>
</office:document-meta>
</file>